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1-04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6856" calcext:value-type="float">
            <text:p>74.66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1-03-25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124" calcext:value-type="float">
            <text:p>74.69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1-02-23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3744" calcext:value-type="float">
            <text:p>74.91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1-01-20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464" calcext:value-type="float">
            <text:p>75.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12-18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11-16 1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10-16 14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9-16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31976" calcext:value-type="float">
            <text:p>77.5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8-19 14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77696" calcext:value-type="float">
            <text:p>77.5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1252" calcext:value-type="float">
            <text:p>77.31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08104" calcext:value-type="float">
            <text:p>75.50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7568" calcext:value-type="float">
            <text:p>74.26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98048" calcext:value-type="float">
            <text:p>74.29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6264" calcext:value-type="float">
            <text:p>74.4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998" calcext:value-type="float">
            <text:p>74.59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6664" calcext:value-type="float">
            <text:p>75.41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93576" calcext:value-type="float">
            <text:p>75.09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892" calcext:value-type="float">
            <text:p>75.17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2384" calcext:value-type="float">
            <text:p>75.462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1464" calcext:value-type="float">
            <text:p>75.7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6264" calcext:value-type="float">
            <text:p>76.02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86968" calcext:value-type="float">
            <text:p>77.08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31392" calcext:value-type="float">
            <text:p>77.43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73992" calcext:value-type="float">
            <text:p>75.3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5976" calcext:value-type="float">
            <text:p>75.24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66016" calcext:value-type="float">
            <text:p>75.56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73864" calcext:value-type="float">
            <text:p>75.87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11608" calcext:value-type="float">
            <text:p>76.11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80416" calcext:value-type="float">
            <text:p>76.48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9916" calcext:value-type="float">
            <text:p>77.0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03632" calcext:value-type="float">
            <text:p>76.3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88776" calcext:value-type="float">
            <text:p>74.78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4328" calcext:value-type="float">
            <text:p>75.01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75872" calcext:value-type="float">
            <text:p>75.17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036" calcext:value-type="float">
            <text:p>75.27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904" calcext:value-type="float">
            <text:p>75.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3592" calcext:value-type="float">
            <text:p>75.98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3048" calcext:value-type="float">
            <text:p>76.2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6388" calcext:value-type="float">
            <text:p>76.7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588" calcext:value-type="float">
            <text:p>77.5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4224" calcext:value-type="float">
            <text:p>74.94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27688" calcext:value-type="float">
            <text:p>75.2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42088" calcext:value-type="float">
            <text:p>76.1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0664" calcext:value-type="float">
            <text:p>76.9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99744" calcext:value-type="float">
            <text:p>77.1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5592" calcext:value-type="float">
            <text:p>76.7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172" calcext:value-type="float">
            <text:p>74.7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2304" calcext:value-type="float">
            <text:p>74.82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0216" calcext:value-type="float">
            <text:p>74.88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24" calcext:value-type="float">
            <text:p>76.3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80288" calcext:value-type="float">
            <text:p>76.9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38328" calcext:value-type="float">
            <text:p>76.53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8748" calcext:value-type="float">
            <text:p>75.08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284" calcext:value-type="float">
            <text:p>74.8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46" calcext:value-type="float">
            <text:p>74.90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564" calcext:value-type="float">
            <text:p>75.60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476" calcext:value-type="float">
            <text:p>76.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58496" calcext:value-type="float">
            <text:p>76.3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1044" calcext:value-type="float">
            <text:p>75.91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1664" calcext:value-type="float">
            <text:p>77.32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6076" calcext:value-type="float">
            <text:p>74.66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8936" calcext:value-type="float">
            <text:p>74.8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5288" calcext:value-type="float">
            <text:p>75.07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5224" calcext:value-type="float">
            <text:p>75.32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56744" calcext:value-type="float">
            <text:p>76.05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4384" calcext:value-type="float">
            <text:p>76.4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2296" calcext:value-type="float">
            <text:p>77.0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552" calcext:value-type="float">
            <text:p>78.4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40864" calcext:value-type="float">
            <text:p>78.5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8528" calcext:value-type="float">
            <text:p>78.13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3512" calcext:value-type="float">
            <text:p>75.34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61472" calcext:value-type="float">
            <text:p>74.26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41304" calcext:value-type="float">
            <text:p>74.44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29696" calcext:value-type="float">
            <text:p>74.52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80928" calcext:value-type="float">
            <text:p>74.48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5644" calcext:value-type="float">
            <text:p>74.875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92024" calcext:value-type="float">
            <text:p>76.3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5428" calcext:value-type="float">
            <text:p>76.15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1032" calcext:value-type="float">
            <text:p>74.55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6832" calcext:value-type="float">
            <text:p>75.23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9248" calcext:value-type="float">
            <text:p>76.9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0224" calcext:value-type="float">
            <text:p>77.2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74704" calcext:value-type="float">
            <text:p>74.97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50448" calcext:value-type="float">
            <text:p>74.45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024" calcext:value-type="float">
            <text:p>74.3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3768" calcext:value-type="float">
            <text:p>74.34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8296" calcext:value-type="float">
            <text:p>74.75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81256" calcext:value-type="float">
            <text:p>75.5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4572" calcext:value-type="float">
            <text:p>76.2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63424" calcext:value-type="float">
            <text:p>76.16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6284" calcext:value-type="float">
            <text:p>76.186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78336" calcext:value-type="float">
            <text:p>75.07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70616" calcext:value-type="float">
            <text:p>74.27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834" calcext:value-type="float">
            <text:p>74.348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9792" calcext:value-type="float">
            <text:p>74.7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80344" calcext:value-type="float">
            <text:p>74.38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56" calcext:value-type="float">
            <text:p>75.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5674" calcext:value-type="float">
            <text:p>75.115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3132" calcext:value-type="float">
            <text:p>75.33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8896" calcext:value-type="float">
            <text:p>75.74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4072" calcext:value-type="float">
            <text:p>74.3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4884" calcext:value-type="float">
            <text:p>76.41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2768" calcext:value-type="float">
            <text:p>73.96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9232" calcext:value-type="float">
            <text:p>75.389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57" calcext:value-type="float">
            <text:p>75.05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89944" calcext:value-type="float">
            <text:p>74.98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8188" calcext:value-type="float">
            <text:p>75.418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02" calcext:value-type="float">
            <text:p>73.9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08688" calcext:value-type="float">
            <text:p>75.608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6852" calcext:value-type="float">
            <text:p>75.396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5104" calcext:value-type="float">
            <text:p>74.36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6316" calcext:value-type="float">
            <text:p>74.156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28072" calcext:value-type="float">
            <text:p>73.72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34" calcext:value-type="float">
            <text:p>74.19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4768" calcext:value-type="float">
            <text:p>74.72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1928" calcext:value-type="float">
            <text:p>74.86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3248" calcext:value-type="float">
            <text:p>73.99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5784" calcext:value-type="float">
            <text:p>74.1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948" calcext:value-type="float">
            <text:p>75.8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616" calcext:value-type="float">
            <text:p>73.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37544" calcext:value-type="float">
            <text:p>74.83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51872" calcext:value-type="float">
            <text:p>73.65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25808" calcext:value-type="float">
            <text:p>75.425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4448" calcext:value-type="float">
            <text:p>73.9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5584" calcext:value-type="float">
            <text:p>74.39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108" calcext:value-type="float">
            <text:p>73.41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222" calcext:value-type="float">
            <text:p>74.912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7384" calcext:value-type="float">
            <text:p>73.55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78008" calcext:value-type="float">
            <text:p>73.97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434" calcext:value-type="float">
            <text:p>72.82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08744" calcext:value-type="float">
            <text:p>73.00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59976" calcext:value-type="float">
            <text:p>72.95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17248" calcext:value-type="float">
            <text:p>75.5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428" calcext:value-type="float">
            <text:p>75.7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36404" calcext:value-type="float">
            <text:p>73.336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18344" calcext:value-type="float">
            <text:p>73.61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22232" calcext:value-type="float">
            <text:p>72.72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27104" calcext:value-type="float">
            <text:p>75.12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53296" calcext:value-type="float">
            <text:p>72.85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8056" calcext:value-type="float">
            <text:p>72.83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6628" calcext:value-type="float">
            <text:p>74.366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988" calcext:value-type="float">
            <text:p>75.23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76384" calcext:value-type="float">
            <text:p>73.17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88832" calcext:value-type="float">
            <text:p>72.18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5744100403701</text:p>
          </table:table-cell>
          <table:table-cell office:value-type="string" calcext:value-type="string">
            <text:p>200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95156" calcext:value-type="float">
            <text:p>72.495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1" meta:object-count="0"/>
    <meta:user-defined meta:name="AppVersion">3.0</meta:user-defined>
  </office:meta>
</office:document-meta>
</file>